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Oxygen, Ubuntu, Cantarell, 'Open Sans', 'Helvetica Neu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6350" officeooo:paragraph-rsid="001a6350"/>
    </style:style>
    <style:style style:name="P2" style:family="paragraph" style:parent-style-name="Text_20_body">
      <style:text-properties fo:font-variant="normal" fo:text-transform="none" fo:color="#090a0b" style:font-name="apple-system" fo:font-size="16pt" fo:letter-spacing="normal" fo:font-style="normal" fo:font-weight="normal" officeooo:rsid="001a6350" officeooo:paragraph-rsid="001a6350" style:font-size-asian="16pt" style:font-weight-asian="normal" style:font-size-complex="16pt" style:font-weight-complex="normal"/>
    </style:style>
    <style:style style:name="P3" style:family="paragraph" style:parent-style-name="Text_20_body">
      <style:text-properties fo:font-variant="normal" fo:text-transform="none" fo:color="#090a0b" style:font-name="apple-system" fo:font-size="16pt" fo:letter-spacing="normal" fo:font-style="normal" fo:font-weight="normal" officeooo:rsid="001bb464" officeooo:paragraph-rsid="001bb464" style:font-size-asian="16pt" style:font-weight-asian="normal" style:font-size-complex="16pt" style:font-weight-complex="normal"/>
    </style:style>
    <style:style style:name="P4" style:family="paragraph" style:parent-style-name="Text_20_body">
      <style:text-properties fo:font-variant="normal" fo:text-transform="none" fo:color="#090a0b" style:font-name="apple-system" fo:font-size="12pt" fo:letter-spacing="normal" fo:font-style="normal" fo:font-weight="normal" officeooo:rsid="001a6350" officeooo:paragraph-rsid="001a6350" style:font-size-asian="12pt" style:font-weight-asian="normal" style:font-size-complex="12pt" style:font-weight-complex="normal"/>
    </style:style>
    <style:style style:name="P5" style:family="paragraph" style:parent-style-name="Heading_20_1">
      <style:text-properties fo:font-variant="normal" fo:text-transform="none" fo:color="#090a0b" style:font-name="apple-system" fo:font-size="18pt" fo:letter-spacing="normal" fo:font-style="normal" fo:font-weight="bold" officeooo:rsid="001a6350" officeooo:paragraph-rsid="001a6350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Multi-Tenant  Architecute url (Spring boot )</text:h>
      <text:p text:style-name="P2"><text:a xlink:type="simple" xlink:href="http://blog.aliprax.me/schema-based-multitenancy/"><text:span text:style-name="T2">http://blog.aliprax.me/schema-based-multitenancy/</text:span></text:a></text:p>
      <text:p text:style-name="P2"><text:a xlink:type="simple" xlink:href="http://stuartingram.com/2016/10/02/spring-boot-schema-based-multi-tenancy/"><text:span text:style-name="T2">http://stuartingram.com/2016/10/02/spring-boot-schema-based-multi-tenancy/</text:span></text:a></text:p>
      <text:p text:style-name="P2"><text:a xlink:type="simple" xlink:href="https://www.citusdata.com/blog/2018/02/13/using-hibernate-and-spring-to-build-multitenant-java-apps/"><text:span text:style-name="T2">https://www.citusdata.com/blog/2018/02/13/using-hibernate-and-spring-to-build-multitenant-java-apps/</text:span></text:a></text:p>
      <text:p text:style-name="P2"><text:a xlink:type="simple" xlink:href="https://bytefish.de/blog/spring_boot_multitenancy/"><text:span text:style-name="T2">https://bytefish.de/blog/spring_boot_multitenancy/</text:span></text:a></text:p>
      <text:p text:style-name="P4"/>
      <text:p text:style-name="P2"><text:a xlink:type="simple" xlink:href="https://stackoverflow.com/questions/46012952/spring-boot-multi-tenancy-per-schema-issue"><text:span text:style-name="T2">https://stackoverflow.com/questions/46012952/spring-boot-multi-tenancy-per-schema-issue</text:span></text:a></text:p>
      <text:p text:style-name="P2"><text:a xlink:type="simple" xlink:href="https://github.com/alonsegal/springboot-schema-per-tenant"><text:span text:style-name="T2">https://github.com/alonsegal/springboot-schema-per-tenant</text:span></text:a></text:p>
      <text:p text:style-name="P2"><text:span text:style-name="T2"/></text:p>
      <text:p text:style-name="P3"><text:a xlink:type="simple" xlink:href="https://www.callicoder.com/spring-boot-flyway-database-migration-example/">https://www.callicoder.com/spring-boot-flyway-database-migration-example/</text:a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-system" svg:font-family="apple-system, BlinkMacSystemFont, 'Segoe UI', Roboto, Oxygen, Ubuntu, Cantarell, 'Open Sans', 'Helvetica Neu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0:28:39.131204938</meta:creation-date>
    <meta:generator>LibreOffice/4.2.8.2$Linux_X86_64 LibreOffice_project/420m0$Build-2</meta:generator>
    <dc:date>2018-08-24T16:17:40.413860641</dc:date>
    <meta:editing-duration>PT4H39M4S</meta:editing-duration>
    <meta:editing-cycles>2</meta:editing-cycles>
    <meta:document-statistic meta:table-count="0" meta:image-count="0" meta:object-count="0" meta:page-count="1" meta:paragraph-count="8" meta:word-count="13" meta:character-count="534" meta:non-whitespace-character-count="528"/>
  </office:meta>
</office:document-meta>
</file>